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language="en" fo:country="US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language="en" fo:country="U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3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1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Analysi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Parameters</text:p>
          </table:table-cell>
          <table:table-cell table:style-name="ce2" table:number-columns-repeated="3"/>
          <table:table-cell table:style-name="ce6"/>
          <table:table-cell table:style-name="ce8"/>
          <table:table-cell table:style-name="ce1"/>
          <table:table-cell/>
          <table:table-cell table:style-name="ce1"/>
          <table:table-cell/>
        </table:table-row>
        <table:table-row table:style-name="ro1">
          <table:table-cell table:style-name="ce1" office:value-type="string">
            <text:p>Stabilizer</text:p>
          </table:table-cell>
          <table:table-cell table:style-name="ce3" office:value-type="percentage" office:value="0.3">
            <text:p>30,00%</text:p>
          </table:table-cell>
          <table:table-cell table:style-name="ce3" table:number-columns-repeated="3"/>
          <table:table-cell table:number-columns-repeated="3"/>
          <table:table-cell table:style-name="ce1"/>
          <table:table-cell/>
        </table:table-row>
        <table:table-row table:style-name="ro1">
          <table:table-cell table:style-name="ce1" office:value-type="string">
            <text:p>Measures</text:p>
          </table:table-cell>
          <table:table-cell table:style-name="ce2" office:value-type="string">
            <text:p>Values</text:p>
          </table:table-cell>
          <table:table-cell table:style-name="ce2" office:value-type="string">
            <text:p>X * Y</text:p>
          </table:table-cell>
          <table:table-cell table:style-name="ce2" office:value-type="string">
            <text:p>X^2</text:p>
          </table:table-cell>
          <table:table-cell table:style-name="ce6" office:value-type="string">
            <text:p>Slope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Classification</text:p>
          </table:table-cell>
          <table:table-cell/>
          <table:table-cell table:style-name="ce1" office:value-type="string">
            <text:p>Reason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[.B4]*[.A4]" office:value-type="float" office:value="0">
            <text:p>0</text:p>
          </table:table-cell>
          <table:table-cell table:formula="of:=[.A4]^2" office:value-type="float" office:value="1">
            <text:p>1</text:p>
          </table:table-cell>
          <table:table-cell/>
          <table:table-cell table:style-name="ce9" table:formula="of:=[.B4]/[.$B$20]" office:value-type="percentage" office:value="0">
            <text:p>0,00%</text:p>
          </table:table-cell>
          <table:table-cell table:formula="of:=IF([.F4]&gt;(1+[.$B$2]);&quot;UP&quot;;IF([.F4]&lt;(1-[.$B$2]);&quot;DOWN&quot;;&quot;STABLE&quot;))" office:value-type="string" office:string-value="DOWN">
            <text:p>DOWN</text:p>
          </table:table-cell>
          <table:table-cell/>
          <table:table-cell office:value-type="string">
            <text:p>UP</text:p>
          </table:table-cell>
          <table:table-cell table:style-name="ce7" table:formula="of:=COUNTIF([.G$4:.G$18];[.I4])" office:value-type="float" office:value="5">
            <text:p>5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formula="of:=[.B5]*[.A5]" office:value-type="float" office:value="20">
            <text:p>20</text:p>
          </table:table-cell>
          <table:table-cell table:formula="of:=[.A5]^2" office:value-type="float" office:value="4">
            <text:p>4</text:p>
          </table:table-cell>
          <table:table-cell/>
          <table:table-cell table:style-name="ce9" table:formula="of:=[.B5]/[.$B$20]" office:value-type="percentage" office:value="0.141643059490085">
            <text:p>14,16%</text:p>
          </table:table-cell>
          <table:table-cell table:formula="of:=IF([.F5]&gt;(1+[.$B$2]);&quot;UP&quot;;IF([.F5]&lt;(1-[.$B$2]);&quot;DOWN&quot;;&quot;STABLE&quot;))" office:value-type="string" office:string-value="DOWN">
            <text:p>DOWN</text:p>
          </table:table-cell>
          <table:table-cell/>
          <table:table-cell office:value-type="string">
            <text:p>STABLE</text:p>
          </table:table-cell>
          <table:table-cell table:style-name="ce7" table:formula="of:=COUNTIF([.G$4:.G$18];[.I5])" office:value-type="float" office:value="5">
            <text:p>5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formula="of:=[.B6]*[.A6]" office:value-type="float" office:value="60">
            <text:p>60</text:p>
          </table:table-cell>
          <table:table-cell table:formula="of:=[.A6]^2" office:value-type="float" office:value="9">
            <text:p>9</text:p>
          </table:table-cell>
          <table:table-cell/>
          <table:table-cell table:style-name="ce9" table:formula="of:=[.B6]/[.$B$20]" office:value-type="percentage" office:value="0.28328611898017">
            <text:p>28,33%</text:p>
          </table:table-cell>
          <table:table-cell table:formula="of:=IF([.F6]&gt;(1+[.$B$2]);&quot;UP&quot;;IF([.F6]&lt;(1-[.$B$2]);&quot;DOWN&quot;;&quot;STABLE&quot;))" office:value-type="string" office:string-value="DOWN">
            <text:p>DOWN</text:p>
          </table:table-cell>
          <table:table-cell/>
          <table:table-cell office:value-type="string">
            <text:p>DOWN</text:p>
          </table:table-cell>
          <table:table-cell table:style-name="ce7" table:formula="of:=COUNTIF([.G$4:.G$18];[.I6])" office:value-type="float" office:value="5">
            <text:p>5</text:p>
          </table:table-cell>
        </table:table-row>
        <table:table-row table:style-name="ro2">
          <table:table-cell table:formula="of:=[.A6]+1" office:value-type="float" office:value="4">
            <text:p>4</text:p>
          </table:table-cell>
          <table:table-cell table:style-name="ce4" office:value-type="float" office:value="30">
            <text:p>30</text:p>
          </table:table-cell>
          <table:table-cell table:formula="of:=[.B7]*[.A7]" office:value-type="float" office:value="120">
            <text:p>120</text:p>
          </table:table-cell>
          <table:table-cell table:formula="of:=[.A7]^2" office:value-type="float" office:value="16">
            <text:p>16</text:p>
          </table:table-cell>
          <table:table-cell/>
          <table:table-cell table:style-name="ce9" table:formula="of:=[.B7]/[.$B$20]" office:value-type="percentage" office:value="0.424929178470255">
            <text:p>42,49%</text:p>
          </table:table-cell>
          <table:table-cell table:formula="of:=IF([.F7]&gt;(1+[.$B$2]);&quot;UP&quot;;IF([.F7]&lt;(1-[.$B$2]);&quot;DOWN&quot;;&quot;STABLE&quot;))" office:value-type="string" office:string-value="DOWN">
            <text:p>DOWN</text:p>
          </table:table-cell>
          <table:table-cell/>
          <table:table-cell office:value-type="string">
            <text:p>Result</text:p>
          </table:table-cell>
          <table:table-cell table:style-name="ce10" table:formula="of:=IF(ABS([.J4]-[.J6])&lt;[.J5];&quot;STABLE&quot;;IF([.J4]&gt;[.J6];&quot;UP&quot;;&quot;DOWN&quot;))" office:value-type="string" office:string-value="STABLE">
            <text:p>STABLE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table:style-name="ce4" office:value-type="float" office:value="40">
            <text:p>40</text:p>
          </table:table-cell>
          <table:table-cell table:formula="of:=[.B8]*[.A8]" office:value-type="float" office:value="200">
            <text:p>200</text:p>
          </table:table-cell>
          <table:table-cell table:formula="of:=[.A8]^2" office:value-type="float" office:value="25">
            <text:p>25</text:p>
          </table:table-cell>
          <table:table-cell/>
          <table:table-cell table:style-name="ce9" table:formula="of:=[.B8]/[.$B$20]" office:value-type="percentage" office:value="0.56657223796034">
            <text:p>56,66%</text:p>
          </table:table-cell>
          <table:table-cell table:formula="of:=IF([.F8]&gt;(1+[.$B$2]);&quot;UP&quot;;IF([.F8]&lt;(1-[.$B$2]);&quot;DOWN&quot;;&quot;STABLE&quot;))" office:value-type="string" office:string-value="DOWN">
            <text:p>DOWN</text:p>
          </table:table-cell>
          <table:table-cell/>
          <table:table-cell table:style-name="ce1"/>
          <table:table-cell table:style-name="ce11"/>
        </table:table-row>
        <table:table-row table:style-name="ro1">
          <table:table-cell table:formula="of:=[.A8]+1" office:value-type="float" office:value="6">
            <text:p>6</text:p>
          </table:table-cell>
          <table:table-cell table:style-name="ce4" office:value-type="float" office:value="50">
            <text:p>50</text:p>
          </table:table-cell>
          <table:table-cell table:formula="of:=[.B9]*[.A9]" office:value-type="float" office:value="300">
            <text:p>300</text:p>
          </table:table-cell>
          <table:table-cell table:formula="of:=[.A9]^2" office:value-type="float" office:value="36">
            <text:p>36</text:p>
          </table:table-cell>
          <table:table-cell/>
          <table:table-cell table:style-name="ce9" table:formula="of:=[.B9]/[.$B$20]" office:value-type="percentage" office:value="0.708215297450425">
            <text:p>70,82%</text:p>
          </table:table-cell>
          <table:table-cell table:formula="of:=IF([.F9]&gt;(1+[.$B$2]);&quot;UP&quot;;IF([.F9]&lt;(1-[.$B$2]);&quot;DOWN&quot;;&quot;STABLE&quot;))" office:value-type="string" office:string-value="STABLE">
            <text:p>STABLE</text:p>
          </table:table-cell>
          <table:table-cell>
            <draw:frame table:end-cell-address="Analysis.L21" table:end-x="1.072cm" table:end-y="0.037cm" draw:z-index="0" draw:style-name="gr1" svg:width="9.599cm" svg:height="5.437cm" svg:x="0.002cm" svg:y="0.019cm">
              <draw:object draw:notify-on-update-of-ranges="Analysis.B4:Analysis.B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formula="of:=[.A9]+1" office:value-type="float" office:value="7">
            <text:p>7</text:p>
          </table:table-cell>
          <table:table-cell table:style-name="ce4" office:value-type="float" office:value="60">
            <text:p>60</text:p>
          </table:table-cell>
          <table:table-cell table:formula="of:=[.B10]*[.A10]" office:value-type="float" office:value="420">
            <text:p>420</text:p>
          </table:table-cell>
          <table:table-cell table:formula="of:=[.A10]^2" office:value-type="float" office:value="49">
            <text:p>49</text:p>
          </table:table-cell>
          <table:table-cell/>
          <table:table-cell table:style-name="ce9" table:formula="of:=[.B10]/[.$B$20]" office:value-type="percentage" office:value="0.84985835694051">
            <text:p>84,99%</text:p>
          </table:table-cell>
          <table:table-cell table:formula="of:=IF([.F10]&gt;(1+[.$B$2]);&quot;UP&quot;;IF([.F10]&lt;(1-[.$B$2]);&quot;DOWN&quot;;&quot;STABLE&quot;))" office:value-type="string" office:string-value="STABLE">
            <text:p>STABLE</text:p>
          </table:table-cell>
          <table:table-cell table:number-columns-repeated="3"/>
        </table:table-row>
        <table:table-row table:style-name="ro1">
          <table:table-cell table:formula="of:=[.A10]+1" office:value-type="float" office:value="8">
            <text:p>8</text:p>
          </table:table-cell>
          <table:table-cell table:style-name="ce4" office:value-type="float" office:value="70">
            <text:p>70</text:p>
          </table:table-cell>
          <table:table-cell table:formula="of:=[.B11]*[.A11]" office:value-type="float" office:value="560">
            <text:p>560</text:p>
          </table:table-cell>
          <table:table-cell table:formula="of:=[.A11]^2" office:value-type="float" office:value="64">
            <text:p>64</text:p>
          </table:table-cell>
          <table:table-cell/>
          <table:table-cell table:style-name="ce9" table:formula="of:=[.B11]/[.$B$20]" office:value-type="percentage" office:value="0.991501416430595">
            <text:p>99,15%</text:p>
          </table:table-cell>
          <table:table-cell table:formula="of:=IF([.F11]&gt;(1+[.$B$2]);&quot;UP&quot;;IF([.F11]&lt;(1-[.$B$2]);&quot;DOWN&quot;;&quot;STABLE&quot;))" office:value-type="string" office:string-value="STABLE">
            <text:p>STABLE</text:p>
          </table:table-cell>
          <table:table-cell table:number-columns-repeated="3"/>
        </table:table-row>
        <table:table-row table:style-name="ro1">
          <table:table-cell table:formula="of:=[.A11]+1" office:value-type="float" office:value="9">
            <text:p>9</text:p>
          </table:table-cell>
          <table:table-cell table:style-name="ce4" office:value-type="float" office:value="80">
            <text:p>80</text:p>
          </table:table-cell>
          <table:table-cell table:formula="of:=[.B12]*[.A12]" office:value-type="float" office:value="720">
            <text:p>720</text:p>
          </table:table-cell>
          <table:table-cell table:formula="of:=[.A12]^2" office:value-type="float" office:value="81">
            <text:p>81</text:p>
          </table:table-cell>
          <table:table-cell/>
          <table:table-cell table:style-name="ce9" table:formula="of:=[.B12]/[.$B$20]" office:value-type="percentage" office:value="1.13314447592068">
            <text:p>113,31%</text:p>
          </table:table-cell>
          <table:table-cell table:formula="of:=IF([.F12]&gt;(1+[.$B$2]);&quot;UP&quot;;IF([.F12]&lt;(1-[.$B$2]);&quot;DOWN&quot;;&quot;STABLE&quot;))" office:value-type="string" office:string-value="STABLE">
            <text:p>STABLE</text:p>
          </table:table-cell>
          <table:table-cell table:number-columns-repeated="3"/>
        </table:table-row>
        <table:table-row table:style-name="ro1">
          <table:table-cell table:formula="of:=[.A12]+1" office:value-type="float" office:value="10">
            <text:p>10</text:p>
          </table:table-cell>
          <table:table-cell table:style-name="ce4" office:value-type="float" office:value="90">
            <text:p>90</text:p>
          </table:table-cell>
          <table:table-cell table:formula="of:=[.B13]*[.A13]" office:value-type="float" office:value="900">
            <text:p>900</text:p>
          </table:table-cell>
          <table:table-cell table:formula="of:=[.A13]^2" office:value-type="float" office:value="100">
            <text:p>100</text:p>
          </table:table-cell>
          <table:table-cell/>
          <table:table-cell table:style-name="ce9" table:formula="of:=[.B13]/[.$B$20]" office:value-type="percentage" office:value="1.27478753541077">
            <text:p>127,48%</text:p>
          </table:table-cell>
          <table:table-cell table:formula="of:=IF([.F13]&gt;(1+[.$B$2]);&quot;UP&quot;;IF([.F13]&lt;(1-[.$B$2]);&quot;DOWN&quot;;&quot;STABLE&quot;))" office:value-type="string" office:string-value="STABLE">
            <text:p>STABLE</text:p>
          </table:table-cell>
          <table:table-cell table:number-columns-repeated="3"/>
        </table:table-row>
        <table:table-row table:style-name="ro1">
          <table:table-cell table:formula="of:=[.A13]+1" office:value-type="float" office:value="11">
            <text:p>11</text:p>
          </table:table-cell>
          <table:table-cell table:style-name="ce4" office:value-type="float" office:value="100">
            <text:p>100</text:p>
          </table:table-cell>
          <table:table-cell table:formula="of:=[.B14]*[.A14]" office:value-type="float" office:value="1100">
            <text:p>1100</text:p>
          </table:table-cell>
          <table:table-cell table:formula="of:=[.A14]^2" office:value-type="float" office:value="121">
            <text:p>121</text:p>
          </table:table-cell>
          <table:table-cell/>
          <table:table-cell table:style-name="ce9" table:formula="of:=[.B14]/[.$B$20]" office:value-type="percentage" office:value="1.41643059490085">
            <text:p>141,64%</text:p>
          </table:table-cell>
          <table:table-cell table:formula="of:=IF([.F14]&gt;(1+[.$B$2]);&quot;UP&quot;;IF([.F14]&lt;(1-[.$B$2]);&quot;DOWN&quot;;&quot;STABLE&quot;))" office:value-type="string" office:string-value="UP">
            <text:p>UP</text:p>
          </table:table-cell>
          <table:table-cell table:number-columns-repeated="3"/>
        </table:table-row>
        <table:table-row table:style-name="ro1">
          <table:table-cell table:formula="of:=[.A14]+1" office:value-type="float" office:value="12">
            <text:p>12</text:p>
          </table:table-cell>
          <table:table-cell table:style-name="ce4" office:value-type="float" office:value="110">
            <text:p>110</text:p>
          </table:table-cell>
          <table:table-cell table:formula="of:=[.B15]*[.A15]" office:value-type="float" office:value="1320">
            <text:p>1320</text:p>
          </table:table-cell>
          <table:table-cell table:formula="of:=[.A15]^2" office:value-type="float" office:value="144">
            <text:p>144</text:p>
          </table:table-cell>
          <table:table-cell/>
          <table:table-cell table:style-name="ce9" table:formula="of:=[.B15]/[.$B$20]" office:value-type="percentage" office:value="1.55807365439094">
            <text:p>155,81%</text:p>
          </table:table-cell>
          <table:table-cell table:formula="of:=IF([.F15]&gt;(1+[.$B$2]);&quot;UP&quot;;IF([.F15]&lt;(1-[.$B$2]);&quot;DOWN&quot;;&quot;STABLE&quot;))" office:value-type="string" office:string-value="UP">
            <text:p>UP</text:p>
          </table:table-cell>
          <table:table-cell table:number-columns-repeated="3"/>
        </table:table-row>
        <table:table-row table:style-name="ro1">
          <table:table-cell table:formula="of:=[.A15]+1" office:value-type="float" office:value="13">
            <text:p>13</text:p>
          </table:table-cell>
          <table:table-cell table:style-name="ce4" office:value-type="float" office:value="129">
            <text:p>129</text:p>
          </table:table-cell>
          <table:table-cell table:formula="of:=[.B16]*[.A16]" office:value-type="float" office:value="1677">
            <text:p>1677</text:p>
          </table:table-cell>
          <table:table-cell table:formula="of:=[.A16]^2" office:value-type="float" office:value="169">
            <text:p>169</text:p>
          </table:table-cell>
          <table:table-cell/>
          <table:table-cell table:style-name="ce9" table:formula="of:=[.B16]/[.$B$20]" office:value-type="percentage" office:value="1.8271954674221">
            <text:p>182,72%</text:p>
          </table:table-cell>
          <table:table-cell table:formula="of:=IF([.F16]&gt;(1+[.$B$2]);&quot;UP&quot;;IF([.F16]&lt;(1-[.$B$2]);&quot;DOWN&quot;;&quot;STABLE&quot;))" office:value-type="string" office:string-value="UP">
            <text:p>UP</text:p>
          </table:table-cell>
          <table:table-cell table:number-columns-repeated="3"/>
        </table:table-row>
        <table:table-row table:style-name="ro1">
          <table:table-cell table:formula="of:=[.A16]+1" office:value-type="float" office:value="14">
            <text:p>14</text:p>
          </table:table-cell>
          <table:table-cell table:style-name="ce4" office:value-type="float" office:value="130">
            <text:p>130</text:p>
          </table:table-cell>
          <table:table-cell table:formula="of:=[.B17]*[.A17]" office:value-type="float" office:value="1820">
            <text:p>1820</text:p>
          </table:table-cell>
          <table:table-cell table:formula="of:=[.A17]^2" office:value-type="float" office:value="196">
            <text:p>196</text:p>
          </table:table-cell>
          <table:table-cell/>
          <table:table-cell table:style-name="ce9" table:formula="of:=[.B17]/[.$B$20]" office:value-type="percentage" office:value="1.84135977337111">
            <text:p>184,14%</text:p>
          </table:table-cell>
          <table:table-cell table:formula="of:=IF([.F17]&gt;(1+[.$B$2]);&quot;UP&quot;;IF([.F17]&lt;(1-[.$B$2]);&quot;DOWN&quot;;&quot;STABLE&quot;))" office:value-type="string" office:string-value="UP">
            <text:p>UP</text:p>
          </table:table-cell>
          <table:table-cell table:number-columns-repeated="3"/>
        </table:table-row>
        <table:table-row table:style-name="ro1">
          <table:table-cell table:formula="of:=[.A17]+1" office:value-type="float" office:value="15">
            <text:p>15</text:p>
          </table:table-cell>
          <table:table-cell table:style-name="ce4" office:value-type="float" office:value="140">
            <text:p>140</text:p>
          </table:table-cell>
          <table:table-cell table:formula="of:=[.B18]*[.A18]" office:value-type="float" office:value="2100">
            <text:p>2100</text:p>
          </table:table-cell>
          <table:table-cell table:formula="of:=[.A18]^2" office:value-type="float" office:value="225">
            <text:p>225</text:p>
          </table:table-cell>
          <table:table-cell/>
          <table:table-cell table:style-name="ce9" table:formula="of:=[.B18]/[.$B$20]" office:value-type="percentage" office:value="1.98300283286119">
            <text:p>198,30%</text:p>
          </table:table-cell>
          <table:table-cell table:formula="of:=IF([.F18]&gt;(1+[.$B$2]);&quot;UP&quot;;IF([.F18]&lt;(1-[.$B$2]);&quot;DOWN&quot;;&quot;STABLE&quot;))" office:value-type="string" office:string-value="UP">
            <text:p>UP</text:p>
          </table:table-cell>
          <table:table-cell table:number-columns-repeated="3"/>
        </table:table-row>
        <table:table-row table:style-name="ro1">
          <table:table-cell table:formula="of:=SUM([.A4:.A18])" office:value-type="float" office:value="120">
            <text:p>120</text:p>
          </table:table-cell>
          <table:table-cell table:formula="of:=SUM([.B4:.B18])" office:value-type="float" office:value="1059">
            <text:p>1059</text:p>
          </table:table-cell>
          <table:table-cell table:formula="of:=SUM([.C4:.C18])" office:value-type="float" office:value="11317">
            <text:p>11317</text:p>
          </table:table-cell>
          <table:table-cell table:formula="of:=SUM([.D4:.D18])" office:value-type="float" office:value="1240">
            <text:p>1240</text:p>
          </table:table-cell>
          <table:table-cell table:style-name="ce8" table:formula="of:=([.C19]-[.A19]*[.B19]/15)/([.D19]-[.A19]^2/15)" office:value-type="float" office:value="10.1607142857143">
            <text:p>10,16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1" office:value-type="string">
            <text:p>Average</text:p>
          </table:table-cell>
          <table:table-cell table:style-name="ce5" table:formula="of:=AVERAGE([.B4:.B18])" office:value-type="float" office:value="70.6">
            <text:p>70,60</text:p>
          </table:table-cell>
          <table:table-cell table:style-name="ce5" table:number-columns-repeated="2"/>
          <table:table-cell table:style-name="ce8"/>
          <table:table-cell table:style-name="ce5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ndency" table:style-name="ta1" table:print="false">
        <table:table-column table:style-name="co5" table:default-cell-style-name="Default"/>
        <table:table-column table:style-name="co5" table:default-cell-style-name="ce12"/>
        <table:table-column table:style-name="co5" table:default-cell-style-name="Default"/>
        <table:table-column table:style-name="co5" table:default-cell-style-name="ce12"/>
        <table:table-row table:style-name="ro1">
          <table:table-cell office:value-type="float" office:value="100">
            <text:p>100</text:p>
          </table:table-cell>
          <table:table-cell table:formula="of:=ATAN([.A1]/100)" office:value-type="float" office:value="0.785398163397448">
            <text:p>0,79</text:p>
          </table:table-cell>
          <table:table-cell table:number-columns-repeated="2"/>
        </table:table-row>
        <table:table-row table:style-name="ro1">
          <table:table-cell table:formula="of:=[.A1]-10" office:value-type="float" office:value="90">
            <text:p>90</text:p>
          </table:table-cell>
          <table:table-cell table:formula="of:=ATAN([.A2]/100)" office:value-type="float" office:value="0.732815101786507">
            <text:p>0,73</text:p>
          </table:table-cell>
          <table:table-cell table:number-columns-repeated="2"/>
        </table:table-row>
        <table:table-row table:style-name="ro1">
          <table:table-cell table:formula="of:=[.A2]-10" office:value-type="float" office:value="80">
            <text:p>80</text:p>
          </table:table-cell>
          <table:table-cell table:formula="of:=ATAN([.A3]/100)" office:value-type="float" office:value="0.674740942223553">
            <text:p>0,67</text:p>
          </table:table-cell>
          <table:table-cell table:number-columns-repeated="2"/>
        </table:table-row>
        <table:table-row table:style-name="ro1">
          <table:table-cell table:formula="of:=[.A3]-10" office:value-type="float" office:value="70">
            <text:p>70</text:p>
          </table:table-cell>
          <table:table-cell table:formula="of:=ATAN([.A4]/100)" office:value-type="float" office:value="0.610725964389209">
            <text:p>0,61</text:p>
          </table:table-cell>
          <table:table-cell table:number-columns-repeated="2"/>
        </table:table-row>
        <table:table-row table:style-name="ro1">
          <table:table-cell table:formula="of:=[.A4]-10" office:value-type="float" office:value="60">
            <text:p>60</text:p>
          </table:table-cell>
          <table:table-cell table:formula="of:=ATAN([.A5]/100)" office:value-type="float" office:value="0.540419500270584">
            <text:p>0,54</text:p>
          </table:table-cell>
          <table:table-cell table:number-columns-repeated="2"/>
        </table:table-row>
        <table:table-row table:style-name="ro1">
          <table:table-cell table:formula="of:=[.A5]-10" office:value-type="float" office:value="50">
            <text:p>50</text:p>
          </table:table-cell>
          <table:table-cell table:formula="of:=ATAN([.A6]/100)" office:value-type="float" office:value="0.463647609000806">
            <text:p>0,46</text:p>
          </table:table-cell>
          <table:table-cell table:number-columns-repeated="2"/>
        </table:table-row>
        <table:table-row table:style-name="ro1">
          <table:table-cell table:formula="of:=[.A6]-10" office:value-type="float" office:value="40">
            <text:p>40</text:p>
          </table:table-cell>
          <table:table-cell table:formula="of:=ATAN([.A7]/100)" office:value-type="float" office:value="0.380506377112365">
            <text:p>0,38</text:p>
          </table:table-cell>
          <table:table-cell table:number-columns-repeated="2"/>
        </table:table-row>
        <table:table-row table:style-name="ro1">
          <table:table-cell table:formula="of:=[.A7]-10" office:value-type="float" office:value="30">
            <text:p>30</text:p>
          </table:table-cell>
          <table:table-cell table:formula="of:=ATAN([.A8]/100)" office:value-type="float" office:value="0.291456794477867">
            <text:p>0,29</text:p>
          </table:table-cell>
          <table:table-cell table:number-columns-repeated="2"/>
        </table:table-row>
        <table:table-row table:style-name="ro1">
          <table:table-cell table:formula="of:=[.A8]-10" office:value-type="float" office:value="20">
            <text:p>20</text:p>
          </table:table-cell>
          <table:table-cell table:formula="of:=ATAN([.A9]/100)" office:value-type="float" office:value="0.197395559849881">
            <text:p>0,20</text:p>
          </table:table-cell>
          <table:table-cell table:number-columns-repeated="2"/>
        </table:table-row>
        <table:table-row table:style-name="ro1">
          <table:table-cell table:formula="of:=[.A9]-10" office:value-type="float" office:value="10">
            <text:p>10</text:p>
          </table:table-cell>
          <table:table-cell table:formula="of:=ATAN([.A10]/100)" office:value-type="float" office:value="0.099668652491162">
            <text:p>0,10</text:p>
          </table:table-cell>
          <table:table-cell table:number-columns-repeated="2"/>
        </table:table-row>
        <table:table-row table:style-name="ro1">
          <table:table-cell table:formula="of:=[.A10]-10" office:value-type="float" office:value="0">
            <text:p>0</text:p>
          </table:table-cell>
          <table:table-cell table:formula="of:=ATAN([.A11]/100)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formula="of:=[.A11]-10" office:value-type="float" office:value="-10">
            <text:p>-10</text:p>
          </table:table-cell>
          <table:table-cell table:formula="of:=ATAN([.A12]/100)" office:value-type="float" office:value="-0.099668652491162">
            <text:p>-0,10</text:p>
          </table:table-cell>
          <table:table-cell table:number-columns-repeated="2"/>
        </table:table-row>
        <table:table-row table:style-name="ro1">
          <table:table-cell table:formula="of:=[.A12]-10" office:value-type="float" office:value="-20">
            <text:p>-20</text:p>
          </table:table-cell>
          <table:table-cell table:formula="of:=ATAN([.A13]/100)" office:value-type="float" office:value="-0.197395559849881">
            <text:p>-0,20</text:p>
          </table:table-cell>
          <table:table-cell table:number-columns-repeated="2"/>
        </table:table-row>
        <table:table-row table:style-name="ro1">
          <table:table-cell table:formula="of:=[.A13]-10" office:value-type="float" office:value="-30">
            <text:p>-30</text:p>
          </table:table-cell>
          <table:table-cell table:formula="of:=ATAN([.A14]/100)" office:value-type="float" office:value="-0.291456794477867">
            <text:p>-0,29</text:p>
          </table:table-cell>
          <table:table-cell table:number-columns-repeated="2"/>
        </table:table-row>
        <table:table-row table:style-name="ro1">
          <table:table-cell table:formula="of:=[.A14]-10" office:value-type="float" office:value="-40">
            <text:p>-40</text:p>
          </table:table-cell>
          <table:table-cell table:formula="of:=ATAN([.A15]/100)" office:value-type="float" office:value="-0.380506377112365">
            <text:p>-0,38</text:p>
          </table:table-cell>
          <table:table-cell table:number-columns-repeated="2"/>
        </table:table-row>
        <table:table-row table:style-name="ro1">
          <table:table-cell table:formula="of:=[.A15]-10" office:value-type="float" office:value="-50">
            <text:p>-50</text:p>
          </table:table-cell>
          <table:table-cell table:formula="of:=ATAN([.A16]/100)" office:value-type="float" office:value="-0.463647609000806">
            <text:p>-0,46</text:p>
          </table:table-cell>
          <table:table-cell table:number-columns-repeated="2"/>
        </table:table-row>
        <table:table-row table:style-name="ro1">
          <table:table-cell table:formula="of:=[.A16]-10" office:value-type="float" office:value="-60">
            <text:p>-60</text:p>
          </table:table-cell>
          <table:table-cell table:formula="of:=ATAN([.A17]/100)" office:value-type="float" office:value="-0.540419500270584">
            <text:p>-0,54</text:p>
          </table:table-cell>
          <table:table-cell table:number-columns-repeated="2"/>
        </table:table-row>
        <table:table-row table:style-name="ro1">
          <table:table-cell table:formula="of:=[.A17]-10" office:value-type="float" office:value="-70">
            <text:p>-70</text:p>
          </table:table-cell>
          <table:table-cell table:formula="of:=ATAN([.A18]/100)" office:value-type="float" office:value="-0.610725964389209">
            <text:p>-0,61</text:p>
          </table:table-cell>
          <table:table-cell table:number-columns-repeated="2"/>
        </table:table-row>
        <table:table-row table:style-name="ro1">
          <table:table-cell table:formula="of:=[.A18]-10" office:value-type="float" office:value="-80">
            <text:p>-80</text:p>
          </table:table-cell>
          <table:table-cell table:formula="of:=ATAN([.A19]/100)" office:value-type="float" office:value="-0.674740942223553">
            <text:p>-0,67</text:p>
          </table:table-cell>
          <table:table-cell table:number-columns-repeated="2"/>
        </table:table-row>
        <table:table-row table:style-name="ro1">
          <table:table-cell table:formula="of:=[.A19]-10" office:value-type="float" office:value="-90">
            <text:p>-90</text:p>
          </table:table-cell>
          <table:table-cell table:formula="of:=ATAN([.A20]/100)" office:value-type="float" office:value="-0.732815101786507">
            <text:p>-0,73</text:p>
          </table:table-cell>
          <table:table-cell table:number-columns-repeated="2"/>
        </table:table-row>
        <table:table-row table:style-name="ro1">
          <table:table-cell table:formula="of:=[.A20]-10" office:value-type="float" office:value="-100">
            <text:p>-100</text:p>
          </table:table-cell>
          <table:table-cell table:formula="of:=ATAN([.A21]/100)" office:value-type="float" office:value="-0.785398163397448">
            <text:p>-0,79</text:p>
          </table:table-cell>
          <table:table-cell table:number-columns-repeated="2"/>
        </table:table-row>
        <table:table-row table:style-name="ro1">
          <table:table-cell table:formula="of:=[.A21]-10" office:value-type="float" office:value="-110">
            <text:p>-110</text:p>
          </table:table-cell>
          <table:table-cell table:formula="of:=ATAN([.A22]/100)" office:value-type="float" office:value="-0.832981266674432">
            <text:p>-0,83</text:p>
          </table:table-cell>
          <table:table-cell table:number-columns-repeated="2"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6">16/07/2011</text:date>, <text:time>21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Momenso</meta:initial-creator>
    <meta:creation-date>2011-07-16T11:48:57.79</meta:creation-date>
    <dc:date>2011-07-16T21:45:37.78</dc:date>
    <dc:creator>David Momenso</dc:creator>
    <meta:editing-duration>PT9H56M43S</meta:editing-duration>
    <meta:editing-cycles>4</meta:editing-cycles>
    <meta:generator>OpenOffice.org/3.3$Win32 OpenOffice.org_project/330m20$Build-9567</meta:generator>
    <meta:document-statistic meta:table-count="3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cm" svg:height="5.438cm" xlink:href=".." xlink:type="simple" chart:class="chart:line" chart:style-name="ch1">
        <chart:plot-area chart:style-name="ch2" table:cell-range-address="Analysis.B4:Analysis.B18" svg:x="0.642cm" svg:y="0.567cm" svg:width="8.574cm" svg:height="4.343cm">
          <chartooo:coordinate-region svg:x="1.449cm" svg:y="0.779cm" svg:width="7.58cm" svg:height="3.4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nalysis.B4:Analysis.B18" chart:class="chart:line">
            <chart:regression-curve chart:style-name="ch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is.B4:Analysis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